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rsid="00151184" officeooo:paragraph-rsid="00151184"/>
    </style:style>
    <style:style style:name="P2" style:family="paragraph" style:parent-style-name="Standard">
      <style:text-properties officeooo:rsid="001234b9" officeooo:paragraph-rsid="001234b9"/>
    </style:style>
    <style:style style:name="P3" style:family="paragraph" style:parent-style-name="Standard">
      <style:text-properties officeooo:rsid="001234b9" officeooo:paragraph-rsid="0012e7ce"/>
    </style:style>
    <style:style style:name="P4" style:family="paragraph" style:parent-style-name="Standard">
      <style:text-properties officeooo:rsid="0012e7ce" officeooo:paragraph-rsid="0012e7ce"/>
    </style:style>
    <style:style style:name="P5" style:family="paragraph" style:parent-style-name="Standard">
      <style:text-properties officeooo:rsid="00144e88" officeooo:paragraph-rsid="00144e88"/>
    </style:style>
    <style:style style:name="P6" style:family="paragraph" style:parent-style-name="Standard">
      <style:text-properties officeooo:rsid="00197893" officeooo:paragraph-rsid="00197893"/>
    </style:style>
    <style:style style:name="P7" style:family="paragraph" style:parent-style-name="Standard">
      <style:text-properties officeooo:rsid="001bc19e" officeooo:paragraph-rsid="001bc19e"/>
    </style:style>
    <style:style style:name="P8" style:family="paragraph" style:parent-style-name="Standard">
      <style:text-properties officeooo:rsid="001d9ae8" officeooo:paragraph-rsid="001d9ae8"/>
    </style:style>
    <style:style style:name="P9" style:family="paragraph" style:parent-style-name="Standard">
      <style:text-properties officeooo:rsid="001ec8f5" officeooo:paragraph-rsid="001ec8f5"/>
    </style:style>
    <style:style style:name="P10" style:family="paragraph" style:parent-style-name="Standard">
      <style:text-properties officeooo:rsid="0020c3f0" officeooo:paragraph-rsid="0020c3f0"/>
    </style:style>
    <style:style style:name="P11" style:family="paragraph" style:parent-style-name="Standard">
      <style:text-properties officeooo:rsid="0020e588" officeooo:paragraph-rsid="0020e588"/>
    </style:style>
    <style:style style:name="P12" style:family="paragraph" style:parent-style-name="Standard">
      <style:text-properties officeooo:rsid="0022c05d" officeooo:paragraph-rsid="0022c05d"/>
    </style:style>
    <style:style style:name="P13" style:family="paragraph" style:parent-style-name="Standard">
      <style:text-properties fo:font-size="14pt" officeooo:rsid="0022c05d" officeooo:paragraph-rsid="0022c05d" style:font-size-asian="14pt" style:font-size-complex="14pt"/>
    </style:style>
    <style:style style:name="P14" style:family="paragraph" style:parent-style-name="Standard">
      <style:text-properties fo:font-size="14pt" fo:font-weight="bold" officeooo:rsid="0025f838" officeooo:paragraph-rsid="0025f838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274d35" officeooo:paragraph-rsid="00274d35" style:font-size-asian="14pt" style:font-weight-asian="bold" style:font-size-complex="14pt" style:font-weight-complex="bold"/>
    </style:style>
    <style:style style:name="P16" style:family="paragraph" style:parent-style-name="Standard">
      <style:text-properties officeooo:rsid="0025f838" officeooo:paragraph-rsid="0025f838"/>
    </style:style>
    <style:style style:name="P17" style:family="paragraph" style:parent-style-name="Standard">
      <style:text-properties officeooo:rsid="00274d35" officeooo:paragraph-rsid="00274d35"/>
    </style:style>
    <style:style style:name="P18" style:family="paragraph" style:parent-style-name="Standard">
      <style:text-properties officeooo:rsid="00274d35" officeooo:paragraph-rsid="00274d35"/>
    </style:style>
    <style:style style:name="P19" style:family="paragraph" style:parent-style-name="Standard">
      <style:text-properties officeooo:rsid="0027727d" officeooo:paragraph-rsid="0027727d"/>
    </style:style>
    <style:style style:name="P20" style:family="paragraph" style:parent-style-name="Standard">
      <style:text-properties fo:font-size="13pt" fo:font-weight="bold" officeooo:rsid="0027727d" officeooo:paragraph-rsid="0027727d" style:font-size-asian="13pt" style:font-weight-asian="bold" style:font-size-complex="13pt" style:font-weight-complex="bold"/>
    </style:style>
    <style:style style:name="P21" style:family="paragraph" style:parent-style-name="Standard">
      <style:text-properties fo:font-size="14pt" officeooo:rsid="0027727d" officeooo:paragraph-rsid="0027727d" style:font-size-asian="14pt" style:font-size-complex="14pt"/>
    </style:style>
    <style:style style:name="P22" style:family="paragraph" style:parent-style-name="Standard">
      <style:text-properties fo:font-size="14pt" fo:font-weight="bold" officeooo:rsid="0027727d" officeooo:paragraph-rsid="0027727d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ize="15pt" fo:font-weight="bold" officeooo:rsid="0027727d" officeooo:paragraph-rsid="0027727d" style:font-size-asian="15pt" style:font-weight-asian="bold" style:font-size-complex="15pt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144e88" style:font-size-asian="13pt" style:font-size-complex="13pt"/>
    </style:style>
    <style:style style:name="T3" style:family="text">
      <style:text-properties fo:font-size="13pt" officeooo:rsid="00151184" style:font-size-asian="13pt" style:font-size-complex="13pt"/>
    </style:style>
    <style:style style:name="T4" style:family="text">
      <style:text-properties officeooo:rsid="00151184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officeooo:rsid="0012e7ce"/>
    </style:style>
    <style:style style:name="T7" style:family="text">
      <style:text-properties officeooo:rsid="00197893"/>
    </style:style>
    <style:style style:name="T8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1. PROGRAM 1</text:p>
      <text:p text:style-name="Standard">#printing my name</text:p>
      <text:p text:style-name="Standard">print("My name is Neka")</text:p>
      <text:p text:style-name="Standard">print("I am studying in cmr university")</text:p>
      <text:p text:style-name="Standard"/>
      <text:p text:style-name="P2">OUTPUT:</text:p>
      <text:p text:style-name="P2">My name is Neka</text:p>
      <text:p text:style-name="P2">I am studying in cmr university</text:p>
      <text:p text:style-name="P2"/>
      <text:p text:style-name="P2">2.PROGRAM 2</text:p>
      <text:p text:style-name="P2">#printing college</text:p>
      <text:p text:style-name="P2">print("cmr university")</text:p>
      <text:p text:style-name="P2">print("it locates near bagalur")</text:p>
      <text:p text:style-name="P2">print("it has very large campus looks beautiful and peaceful")</text:p>
      <text:p text:style-name="P2">print("teachers are good and friendly with students")</text:p>
      <text:p text:style-name="P2"/>
      <text:p text:style-name="P2">OUTPUT:</text:p>
      <text:p text:style-name="P2">cmr university</text:p>
      <text:p text:style-name="P2">it locates near bagalur</text:p>
      <text:p text:style-name="P2">it has very large campus looks beautiful and peaceful</text:p>
      <text:p text:style-name="P2">teachers are good and friendly with students</text:p>
      <text:p text:style-name="P2"/>
      <text:p text:style-name="P2">3.PROGRAM 3</text:p>
      <text:p text:style-name="P2">#printing values</text:p>
      <text:p text:style-name="P2">a=50</text:p>
      <text:p text:style-name="P2">print("value of a is:")</text:p>
      <text:p text:style-name="P2">print("50")</text:p>
      <text:p text:style-name="P2">b=40</text:p>
      <text:p text:style-name="P2">print("value of b is:")</text:p>
      <text:p text:style-name="P2">print("40")</text:p>
      <text:p text:style-name="P2">c=a+b</text:p>
      <text:p text:style-name="P2">print("value of c is:")</text:p>
      <text:p text:style-name="P2">print("90")</text:p>
      <text:p text:style-name="P2"/>
      <text:p text:style-name="P2">OUTPUT:</text:p>
      <text:p text:style-name="P2">value of a is:</text:p>
      <text:p text:style-name="P2">50</text:p>
      <text:p text:style-name="P2">value of b is:</text:p>
      <text:p text:style-name="P2">40</text:p>
      <text:p text:style-name="P2">value of c is:</text:p>
      <text:p text:style-name="P2">90</text:p>
      <text:p text:style-name="P2"/>
      <text:p text:style-name="P3">4.PROGRAM <text:span text:style-name="T6">4</text:span></text:p>
      <text:p text:style-name="P4">#printing substraction</text:p>
      <text:p text:style-name="P2">p=20</text:p>
      <text:p text:style-name="P2">q=90</text:p>
      <text:p text:style-name="P2">r=-90</text:p>
      <text:p text:style-name="P2"><text:soft-page-break/>print("value of p is:")</text:p>
      <text:p text:style-name="P2">print(p)</text:p>
      <text:p text:style-name="P2">print("value of q is:")</text:p>
      <text:p text:style-name="P2">print(q)</text:p>
      <text:p text:style-name="P2">print("value of r is:")</text:p>
      <text:p text:style-name="P2">print(r)</text:p>
      <text:p text:style-name="P2">s=p-q-r</text:p>
      <text:p text:style-name="P2">print("substraction of", p,q,"and",r,"is",s)</text:p>
      <text:p text:style-name="P2"/>
      <text:p text:style-name="P4">OUTPUT:</text:p>
      <text:p text:style-name="P4">value of p is:</text:p>
      <text:p text:style-name="P4">20</text:p>
      <text:p text:style-name="P4">value of q is:</text:p>
      <text:p text:style-name="P4">90</text:p>
      <text:p text:style-name="P4">value of r is:</text:p>
      <text:p text:style-name="P4">-90</text:p>
      <text:p text:style-name="P4">substraction of 20 90 and -90 is 20</text:p>
      <text:p text:style-name="P4"/>
      <text:p text:style-name="P6">5. PROGRAM 5</text:p>
      <text:p text:style-name="P6">#multiplication of three values</text:p>
      <text:p text:style-name="P6">a=45</text:p>
      <text:p text:style-name="P6">b=35</text:p>
      <text:p text:style-name="P6">c=80</text:p>
      <text:p text:style-name="P6">print("value of a is:")</text:p>
      <text:p text:style-name="P6">print(a) </text:p>
      <text:p text:style-name="P6">print("value of b is:")</text:p>
      <text:p text:style-name="P6">print(b)</text:p>
      <text:p text:style-name="P6">print("value of c is:")</text:p>
      <text:p text:style-name="P6">print(c)</text:p>
      <text:p text:style-name="P6">z=a*b*c</text:p>
      <text:p text:style-name="P6">print("multiplication of",a,b,"and",c,"is",z)</text:p>
      <text:p text:style-name="P6">print(z)</text:p>
      <text:p text:style-name="P6"/>
      <text:p text:style-name="P6">OUTPUT:</text:p>
      <text:p text:style-name="P6">value of a is:</text:p>
      <text:p text:style-name="P6">45</text:p>
      <text:p text:style-name="P6">value of b is:</text:p>
      <text:p text:style-name="P6">35</text:p>
      <text:p text:style-name="P6">value of c is:</text:p>
      <text:p text:style-name="P6">80</text:p>
      <text:p text:style-name="P6">multiplication of 45 35 and 80 is 126000</text:p>
      <text:p text:style-name="P6">126000</text:p>
      <text:p text:style-name="P6"/>
      <text:p text:style-name="P4"><text:span text:style-name="T7">6</text:span>. PROGRAM <text:span text:style-name="T7">6</text:span></text:p>
      <text:p text:style-name="P4">#pinting mathematical operators</text:p>
      <text:p text:style-name="P4">a=100</text:p>
      <text:p text:style-name="P4">b=90</text:p>
      <text:p text:style-name="P4">c=60</text:p>
      <text:p text:style-name="P4"><text:soft-page-break/>print("value of a is:")</text:p>
      <text:p text:style-name="P4">print(a)</text:p>
      <text:p text:style-name="P4">print("value of b is:")</text:p>
      <text:p text:style-name="P4">print(b)</text:p>
      <text:p text:style-name="P4">print("value of c is:")</text:p>
      <text:p text:style-name="P4">print(c)</text:p>
      <text:p text:style-name="P4">print("the addition of 3 values is:")</text:p>
      <text:p text:style-name="P4">p=a+b+c</text:p>
      <text:p text:style-name="P4"/>
      <text:p text:style-name="P4">print(p)</text:p>
      <text:p text:style-name="P4">print("the substraction of 3 values is:")</text:p>
      <text:p text:style-name="P4">q=a-b-c</text:p>
      <text:p text:style-name="P4">print(q)</text:p>
      <text:p text:style-name="P4">print("the multiplication of 3 values is:")</text:p>
      <text:p text:style-name="P4">r=a*b*c</text:p>
      <text:p text:style-name="P4">print(r)</text:p>
      <text:p text:style-name="P4">print("the division of 3 values is:")</text:p>
      <text:p text:style-name="P4">s=a/b/c</text:p>
      <text:p text:style-name="P4">print(s)</text:p>
      <text:p text:style-name="P4">print("addition=",p,"\nsubstraction=",q,"\nmultiplication=",r,"\ndivision=",s)</text:p>
      <text:p text:style-name="P2"/>
      <text:p text:style-name="P4">OUTPUT:</text:p>
      <text:p text:style-name="P4">value of a is:</text:p>
      <text:p text:style-name="P4">100</text:p>
      <text:p text:style-name="P4">value of b is:</text:p>
      <text:p text:style-name="P4">90</text:p>
      <text:p text:style-name="P4">value of c is:</text:p>
      <text:p text:style-name="P4">60</text:p>
      <text:p text:style-name="P4">the addition of 3 values is:</text:p>
      <text:p text:style-name="P4">250</text:p>
      <text:p text:style-name="P4">the substraction of 3 values is:</text:p>
      <text:p text:style-name="P4">-50</text:p>
      <text:p text:style-name="P4">the multiplication of 3 values is:</text:p>
      <text:p text:style-name="P4">540000</text:p>
      <text:p text:style-name="P4">the division of 3 values is:</text:p>
      <text:p text:style-name="P4">0.01851851851851852</text:p>
      <text:p text:style-name="P4">addition= 250 </text:p>
      <text:p text:style-name="P4">substraction= -50 </text:p>
      <text:p text:style-name="P4">multiplication= 540000 </text:p>
      <text:p text:style-name="P4">division= 0.01851851851851852</text:p>
      <text:p text:style-name="P4"/>
      <text:p text:style-name="P4"><text:span text:style-name="T7">7</text:span>. PROGRAM <text:span text:style-name="T7">7</text:span></text:p>
      <text:p text:style-name="P4">#printing the values using all operations</text:p>
      <text:p text:style-name="P4">x=int(input("enter a number:"))</text:p>
      <text:p text:style-name="P4">y=int(input("enter another number:"))</text:p>
      <text:p text:style-name="P4">print(x,"+",y,"=",x+y)<text:tab/></text:p>
      <text:p text:style-name="P4">print(x,"-",y,"=",x-y)</text:p>
      <text:p text:style-name="P4">print(x,"*",y,"=",x*y)</text:p>
      <text:p text:style-name="P4"><text:soft-page-break/>print(x,"/",y,"=",x/y)</text:p>
      <text:p text:style-name="P4">print(x,"//",y,"=",x//y)</text:p>
      <text:p text:style-name="P4">print(x,"**",y,"=",x**y)</text:p>
      <text:p text:style-name="P4">print(x,"%",y,"=",x%y)</text:p>
      <text:p text:style-name="P4"/>
      <text:p text:style-name="P4">OUTPUT:</text:p>
      <text:p text:style-name="P4">enter a number:40</text:p>
      <text:p text:style-name="P4">enter another number:20</text:p>
      <text:p text:style-name="P4">40 + 20 = 60</text:p>
      <text:p text:style-name="P4">40 - 20 = 20</text:p>
      <text:p text:style-name="P4">40 * 20 = 800</text:p>
      <text:p text:style-name="P4">40 / 20 = 2.0</text:p>
      <text:p text:style-name="P4">40 // 20 = 2</text:p>
      <text:p text:style-name="P4">40 ** 20 = 109951162777600000000000000000000</text:p>
      <text:p text:style-name="P4">40 % 20 = 0</text:p>
      <text:p text:style-name="P4"/>
      <text:p text:style-name="P5"><text:span text:style-name="T7">8</text:span>. PROGRAM <text:span text:style-name="T7">8</text:span></text:p>
      <text:p text:style-name="P5">#find the greatest two numbers</text:p>
      <text:p text:style-name="P5">a=int(input("enter value of a:"))</text:p>
      <text:p text:style-name="P5">b=int(input("enter value of b:"))</text:p>
      <text:p text:style-name="P5">if(a&gt;b):</text:p>
      <text:p text:style-name="P5"><text:tab/>print("a is greater than b")</text:p>
      <text:p text:style-name="P5">else:</text:p>
      <text:p text:style-name="P5"><text:tab/>print("b is greater than a")</text:p>
      <text:p text:style-name="P5"/>
      <text:p text:style-name="P5">OUTPUT:</text:p>
      <text:p text:style-name="P5">enter value of a:50</text:p>
      <text:p text:style-name="P5">enter value of b:45</text:p>
      <text:p text:style-name="P5">a is greater than b</text:p>
      <text:p text:style-name="P5"/>
      <text:p text:style-name="P5"><text:span text:style-name="T7">9</text:span>. PROGRAM <text:span text:style-name="T7">9</text:span></text:p>
      <text:p text:style-name="P5">#find the greatest of two numbers</text:p>
      <text:p text:style-name="P5">a=int(input("enter the value of a:"))</text:p>
      <text:p text:style-name="P5">b=int(input("enter the value of b:"))</text:p>
      <text:p text:style-name="P5">if(a&gt;b):</text:p>
      <text:p text:style-name="P5"><text:tab/>print("a is greater than b")</text:p>
      <text:p text:style-name="P5">if(a&lt;b):</text:p>
      <text:p text:style-name="P5"><text:tab/>print("a is greater than b")</text:p>
      <text:p text:style-name="P5"/>
      <text:p text:style-name="P5">OUTPUT:</text:p>
      <text:p text:style-name="P5">enter the value of a:50</text:p>
      <text:p text:style-name="P5">enter the value of b:45</text:p>
      <text:p text:style-name="P5">a is greater than b</text:p>
      <text:p text:style-name="P5"/>
      <text:p text:style-name="P5"><text:span text:style-name="T7">10</text:span>. PROGRAM <text:span text:style-name="T7">10</text:span></text:p>
      <text:p text:style-name="P5">#checking for marks and grade</text:p>
      <text:p text:style-name="P5">marks=75</text:p>
      <text:p text:style-name="P5">if(marks&gt;=90):</text:p>
      <text:p text:style-name="P5"><text:soft-page-break/><text:tab/>print("A")</text:p>
      <text:p text:style-name="P5">elif(marks&gt;=85):</text:p>
      <text:p text:style-name="P5"><text:tab/>print("B")</text:p>
      <text:p text:style-name="P5">elif(marks&gt;=80):</text:p>
      <text:p text:style-name="P5"><text:tab/>print("C")</text:p>
      <text:p text:style-name="P5">elif(marks&gt;=75):</text:p>
      <text:p text:style-name="P5"><text:tab/>print("D")</text:p>
      <text:p text:style-name="P5">elif(marks&gt;=70):</text:p>
      <text:p text:style-name="P5"><text:tab/>print("E")</text:p>
      <text:p text:style-name="P5">else:</text:p>
      <text:p text:style-name="P5"><text:tab/>print("F")</text:p>
      <text:p text:style-name="P5"/>
      <text:p text:style-name="P5">OUTPUT:</text:p>
      <text:p text:style-name="P5">D</text:p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11. PROGRAM 11</text:p>
      <text:p text:style-name="P7">#using while</text:p>
      <text:p text:style-name="P7"><text:s/>for additioni=0</text:p>
      <text:p text:style-name="P7">while(i&lt;=10):</text:p>
      <text:p text:style-name="P7"><text:tab/>print(i)</text:p>
      <text:p text:style-name="P7"><text:tab/>i=i+1</text:p>
      <text:p text:style-name="P7"/>
      <text:p text:style-name="P7">OUTPUT:</text:p>
      <text:p text:style-name="P7">0</text:p>
      <text:p text:style-name="P7">1</text:p>
      <text:p text:style-name="P7">2</text:p>
      <text:p text:style-name="P7">3</text:p>
      <text:p text:style-name="P7">4</text:p>
      <text:p text:style-name="P7">5</text:p>
      <text:p text:style-name="P7">6</text:p>
      <text:p text:style-name="P7">7</text:p>
      <text:p text:style-name="P7">8</text:p>
      <text:p text:style-name="P7">9</text:p>
      <text:p text:style-name="P7">10</text:p>
      <text:p text:style-name="P7">FOR SUBSTRACTION</text:p>
      <text:p text:style-name="P7">i=20</text:p>
      <text:p text:style-name="P7">while(i&gt;=0):</text:p>
      <text:p text:style-name="P7"><text:tab/>print(i)</text:p>
      <text:p text:style-name="P7"><text:tab/>i=i-1</text:p>
      <text:p text:style-name="P7"/>
      <text:p text:style-name="P7">OUTPUT:</text:p>
      <text:p text:style-name="P7"><text:soft-page-break/>20</text:p>
      <text:p text:style-name="P7">19</text:p>
      <text:p text:style-name="P7">18</text:p>
      <text:p text:style-name="P7">17</text:p>
      <text:p text:style-name="P7">16</text:p>
      <text:p text:style-name="P7">15</text:p>
      <text:p text:style-name="P7">14</text:p>
      <text:p text:style-name="P7">13</text:p>
      <text:p text:style-name="P7">12</text:p>
      <text:p text:style-name="P7">11</text:p>
      <text:p text:style-name="P7">10</text:p>
      <text:p text:style-name="P7">9</text:p>
      <text:p text:style-name="P7">8</text:p>
      <text:p text:style-name="P7">7</text:p>
      <text:p text:style-name="P7">6</text:p>
      <text:p text:style-name="P7">5</text:p>
      <text:p text:style-name="P7">4</text:p>
      <text:p text:style-name="P7">3</text:p>
      <text:p text:style-name="P7">2</text:p>
      <text:p text:style-name="P7">1</text:p>
      <text:p text:style-name="P7">0</text:p>
      <text:p text:style-name="P7">FOR EVEN</text:p>
      <text:p text:style-name="P7">i=0</text:p>
      <text:p text:style-name="P7">while(i&lt;=10):</text:p>
      <text:p text:style-name="P7"><text:tab/>print(i)</text:p>
      <text:p text:style-name="P7"><text:tab/>i=i+2</text:p>
      <text:p text:style-name="P7">OUTPUT</text:p>
      <text:p text:style-name="P7">0</text:p>
      <text:p text:style-name="P7">2</text:p>
      <text:p text:style-name="P7">4</text:p>
      <text:p text:style-name="P7">6</text:p>
      <text:p text:style-name="P7">8</text:p>
      <text:p text:style-name="P7">10</text:p>
      <text:p text:style-name="P7">FOR ODD</text:p>
      <text:p text:style-name="P7">i=1</text:p>
      <text:p text:style-name="P7">while(i&lt;=20):</text:p>
      <text:p text:style-name="P7"><text:tab/>print(i)</text:p>
      <text:p text:style-name="P7"><text:tab/>i=i+2</text:p>
      <text:p text:style-name="P8">OUTPUT</text:p>
      <text:p text:style-name="P8">1</text:p>
      <text:p text:style-name="P8">3</text:p>
      <text:p text:style-name="P8">5</text:p>
      <text:p text:style-name="P8">7</text:p>
      <text:p text:style-name="P8">9</text:p>
      <text:p text:style-name="P8">11</text:p>
      <text:p text:style-name="P8">13</text:p>
      <text:p text:style-name="P8">15</text:p>
      <text:p text:style-name="P8">17</text:p>
      <text:p text:style-name="P8"><text:soft-page-break/>19</text:p>
      <text:p text:style-name="P8"/>
      <text:p text:style-name="P8">12. PROGRAM 12</text:p>
      <text:p text:style-name="P8">#using while for tables</text:p>
      <text:p text:style-name="P8">x=int(input("give me a number:"))</text:p>
      <text:p text:style-name="P8">i=1</text:p>
      <text:p text:style-name="P8">while(i&lt;=10):</text:p>
      <text:p text:style-name="P8"><text:tab/>print(x,"*",i,"=",x*i)</text:p>
      <text:p text:style-name="P8"><text:tab/>i=i+1</text:p>
      <text:p text:style-name="P8">OUTPUT:</text:p>
      <text:p text:style-name="P8">give me a number:15</text:p>
      <text:p text:style-name="P8">15 * 1 = 15</text:p>
      <text:p text:style-name="P8">15 * 2 = 30</text:p>
      <text:p text:style-name="P8">15 * 3 = 45</text:p>
      <text:p text:style-name="P8">15 * 4 = 60</text:p>
      <text:p text:style-name="P8">15 * 5 = 75</text:p>
      <text:p text:style-name="P8">15 * 6 = 90</text:p>
      <text:p text:style-name="P8">15 * 7 = 105</text:p>
      <text:p text:style-name="P8">15 * 8 = 120</text:p>
      <text:p text:style-name="P8">15 * 9 = 135</text:p>
      <text:p text:style-name="P8">15 * 10 = 150</text:p>
      <text:p text:style-name="P8"/>
      <text:p text:style-name="P9">13. PROGRAM 13</text:p>
      <text:p text:style-name="P9">#using functions</text:p>
      <text:p text:style-name="P9">#reading values</text:p>
      <text:p text:style-name="P9">a=100</text:p>
      <text:p text:style-name="P9">b=150</text:p>
      <text:p text:style-name="P9"/>
      <text:p text:style-name="P9">#defining addition</text:p>
      <text:p text:style-name="P9">def add():</text:p>
      <text:p text:style-name="P9"><text:tab/>print("addition=",a+b)</text:p>
      <text:p text:style-name="P9"><text:tab/>return a+b</text:p>
      <text:p text:style-name="P9"/>
      <text:p text:style-name="P9">#defining substraction</text:p>
      <text:p text:style-name="P9">def sub():</text:p>
      <text:p text:style-name="P9"><text:tab/>print("substraction=",a-b)</text:p>
      <text:p text:style-name="P9"><text:tab/>return a-b</text:p>
      <text:p text:style-name="P9"/>
      <text:p text:style-name="P9">#defining multiplication</text:p>
      <text:p text:style-name="P9">def multi():</text:p>
      <text:p text:style-name="P9"><text:tab/>print("multiplication=",a*b)</text:p>
      <text:p text:style-name="P9"><text:tab/>return a*b</text:p>
      <text:p text:style-name="P9">#defining division</text:p>
      <text:p text:style-name="P9">def div():</text:p>
      <text:p text:style-name="P9"><text:tab/>print("division=",a/b)</text:p>
      <text:p text:style-name="P9"><text:tab/>return a/b</text:p>
      <text:p text:style-name="P9"/>
      <text:p text:style-name="P9">#calling function</text:p>
      <text:p text:style-name="P9"><text:soft-page-break/>p=add()</text:p>
      <text:p text:style-name="P9">q=sub()</text:p>
      <text:p text:style-name="P9">r=multi()</text:p>
      <text:p text:style-name="P9">s=div()</text:p>
      <text:p text:style-name="P9"/>
      <text:p text:style-name="P9">OUTPUT:</text:p>
      <text:p text:style-name="P9">addition= 250</text:p>
      <text:p text:style-name="P9">substraction= -50</text:p>
      <text:p text:style-name="P9">multiplication= 15000</text:p>
      <text:p text:style-name="P9">division= 0.6666666666666666</text:p>
      <text:p text:style-name="P9"/>
      <text:p text:style-name="P10">12. <text:s/>PROGRAM 12:</text:p>
      <text:p text:style-name="P10">import random</text:p>
      <text:p text:style-name="P10"/>
      <text:p text:style-name="P10">while True:</text:p>
      <text:p text:style-name="P10"><text:tab/>i=input("enter 'n' to quit")</text:p>
      <text:p text:style-name="P10"><text:tab/>if(i=='n'):</text:p>
      <text:p text:style-name="P10"><text:tab/><text:tab/>print("Bye!")</text:p>
      <text:p text:style-name="P10"><text:tab/><text:tab/>exit()</text:p>
      <text:p text:style-name="P10"/>
      <text:p text:style-name="P10"><text:tab/>else:</text:p>
      <text:p text:style-name="P10"><text:tab/><text:tab/>print("You got",random.randint(1,6))</text:p>
      <text:p text:style-name="P10"/>
      <text:p text:style-name="P10">OUTPUT:</text:p>
      <text:p text:style-name="P10">enter 'n' to quitm</text:p>
      <text:p text:style-name="P10">You got 1</text:p>
      <text:p text:style-name="P10">enter 'n' to quita</text:p>
      <text:p text:style-name="P10">You got 6</text:p>
      <text:p text:style-name="P10">enter 'n' to quitv</text:p>
      <text:p text:style-name="P10">You got 2</text:p>
      <text:p text:style-name="P10">enter 'n' to quitd</text:p>
      <text:p text:style-name="P10">You got 2</text:p>
      <text:p text:style-name="P10">enter 'n' to quitn</text:p>
      <text:p text:style-name="P10">Bye!</text:p>
      <text:p text:style-name="P10"/>
      <text:p text:style-name="P10"/>
      <text:p text:style-name="P10">13. PROGRAM 13:</text:p>
      <text:p text:style-name="P10">import random</text:p>
      <text:p text:style-name="P10"/>
      <text:p text:style-name="P10">while True:</text:p>
      <text:p text:style-name="P10"><text:tab/>i=input("enter 'r' for rolling of a dices,enter 'q' to quit:")</text:p>
      <text:p text:style-name="P10"><text:tab/>if(i=='q'):</text:p>
      <text:p text:style-name="P10"><text:tab/><text:tab/>print("Bye Bye")</text:p>
      <text:p text:style-name="P10"><text:tab/><text:tab/>exit()</text:p>
      <text:p text:style-name="P10"><text:tab/>else:</text:p>
      <text:p text:style-name="P10"><text:tab/><text:tab/>print("you got",random.randint(1,6))</text:p>
      <text:p text:style-name="P10"/>
      <text:p text:style-name="P10">OUTPUT:</text:p>
      <text:p text:style-name="P10"><text:soft-page-break/>enter 'r' for rolling of a dices,enter 'q' to quit:R</text:p>
      <text:p text:style-name="P10">you got 4</text:p>
      <text:p text:style-name="P10">enter 'r' for rolling of a dices,enter 'q' to quit:r</text:p>
      <text:p text:style-name="P10">you got 4</text:p>
      <text:p text:style-name="P10">enter 'r' for rolling of a dices,enter 'q' to quit:r</text:p>
      <text:p text:style-name="P10">you got 5</text:p>
      <text:p text:style-name="P10">enter 'r' for rolling of a dices,enter 'q' to quit:r</text:p>
      <text:p text:style-name="P10">you got 2</text:p>
      <text:p text:style-name="P10">enter 'r' for rolling of a dices,enter 'q' to quit:r</text:p>
      <text:p text:style-name="P10">you got 3</text:p>
      <text:p text:style-name="P10">enter 'r' for rolling of a dices,enter 'q' to quit:r</text:p>
      <text:p text:style-name="P10">you got 5</text:p>
      <text:p text:style-name="P10">enter 'r' for rolling of a dices,enter 'q' to quit:r</text:p>
      <text:p text:style-name="P10">you got 1</text:p>
      <text:p text:style-name="P10">enter 'r' for rolling of a dices,enter 'q' to quit:r</text:p>
      <text:p text:style-name="P10">you got 5</text:p>
      <text:p text:style-name="P10">enter 'r' for rolling of a dices,enter 'q' to quit:q</text:p>
      <text:p text:style-name="P10">Bye Bye</text:p>
      <text:p text:style-name="P10"/>
      <text:p text:style-name="P11">14. PROGRAM 14</text:p>
      <text:p text:style-name="P11">#snake and ladder</text:p>
      <text:p text:style-name="P11">import random</text:p>
      <text:p text:style-name="P11">count=0</text:p>
      <text:p text:style-name="P11"/>
      <text:p text:style-name="P11">while(count&lt;=100):</text:p>
      <text:p text:style-name="P11"><text:tab/>n=input("press 'r' roll the dice:")</text:p>
      <text:p text:style-name="P11"><text:tab/>if(n=='r'):</text:p>
      <text:p text:style-name="P11">#rolling the dice</text:p>
      <text:p text:style-name="P11"><text:tab/><text:tab/>r=random.randint(1,6)</text:p>
      <text:p text:style-name="P11"><text:tab/><text:tab/>count=count+r</text:p>
      <text:p text:style-name="P11"><text:tab/><text:tab/>print("u got",r)</text:p>
      <text:p text:style-name="P11"><text:tab/><text:tab/>print("new position is",count)</text:p>
      <text:p text:style-name="P11">#checking for snakes and <text:s/>ladder</text:p>
      <text:p text:style-name="P11"><text:tab/><text:tab/>if(count==8):</text:p>
      <text:p text:style-name="P11"><text:tab/><text:tab/><text:tab/>count=37</text:p>
      <text:p text:style-name="P11"><text:tab/><text:tab/><text:tab/>print("I got the ladder")</text:p>
      <text:p text:style-name="P11"><text:tab/><text:tab/>elif(count==11):</text:p>
      <text:p text:style-name="P11"><text:tab/><text:tab/><text:tab/>count=2</text:p>
      <text:p text:style-name="P11"><text:tab/><text:tab/><text:tab/>print("sorry , u got snake")</text:p>
      <text:p text:style-name="P11"><text:tab/><text:tab/>elif(count==13):</text:p>
      <text:p text:style-name="P11"><text:tab/><text:tab/><text:tab/>count=34</text:p>
      <text:p text:style-name="P11"><text:tab/><text:tab/><text:tab/>print("I got the ladder")</text:p>
      <text:p text:style-name="P11"><text:tab/><text:tab/>elif(count==25):</text:p>
      <text:p text:style-name="P11"><text:tab/><text:tab/><text:tab/>count=4</text:p>
      <text:p text:style-name="P11"><text:tab/><text:tab/><text:tab/>print("sorry , u got snake")</text:p>
      <text:p text:style-name="P11"><text:tab/><text:tab/>elif(count==40):</text:p>
      <text:p text:style-name="P11"><text:tab/><text:tab/><text:tab/>count=68</text:p>
      <text:p text:style-name="P11"><text:tab/><text:tab/><text:tab/>print("I got the ladder")</text:p>
      <text:p text:style-name="P11"><text:soft-page-break/><text:tab/><text:tab/>elif(count==38):</text:p>
      <text:p text:style-name="P11"><text:tab/><text:tab/><text:tab/>count=9</text:p>
      <text:p text:style-name="P11"><text:tab/><text:tab/><text:tab/>print("sorry , u got snake")</text:p>
      <text:p text:style-name="P11"><text:tab/><text:tab/>elif(count==52):</text:p>
      <text:p text:style-name="P11"><text:tab/><text:tab/><text:tab/>count=81</text:p>
      <text:p text:style-name="P11"><text:tab/><text:tab/><text:tab/>print("I got the ladder")</text:p>
      <text:p text:style-name="P11"><text:tab/><text:tab/>elif(count==65):</text:p>
      <text:p text:style-name="P11"><text:tab/><text:tab/><text:tab/>count=46</text:p>
      <text:p text:style-name="P11"><text:tab/><text:tab/><text:tab/>print("sorry , u got snake")</text:p>
      <text:p text:style-name="P11"><text:tab/><text:tab/>elif(count==76):</text:p>
      <text:p text:style-name="P11"><text:tab/><text:tab/><text:tab/>count=97</text:p>
      <text:p text:style-name="P11"><text:tab/><text:tab/><text:tab/>print("I got the ladder")</text:p>
      <text:p text:style-name="P11"><text:tab/><text:tab/>elif(count==89):</text:p>
      <text:p text:style-name="P11"><text:tab/><text:tab/><text:tab/>count=70</text:p>
      <text:p text:style-name="P11"><text:tab/><text:tab/><text:tab/>print("sorry , u got snake")</text:p>
      <text:p text:style-name="P11"><text:tab/><text:tab/>elif(count==93):</text:p>
      <text:p text:style-name="P11"><text:tab/><text:tab/><text:tab/>count=64</text:p>
      <text:p text:style-name="P11"><text:tab/><text:tab/><text:tab/>print("sorry , u got snake")</text:p>
      <text:p text:style-name="P11"><text:tab/><text:tab/>elif(count==100):</text:p>
      <text:p text:style-name="P11"><text:tab/><text:tab/><text:tab/>print("CONGRATS U WON THE GAME")</text:p>
      <text:p text:style-name="P11"><text:tab/><text:tab/><text:tab/>exit()</text:p>
      <text:p text:style-name="P11"><text:tab/><text:tab/>elif(count&gt;100):</text:p>
      <text:p text:style-name="P11"><text:tab/><text:tab/><text:tab/>print("stay in same count")</text:p>
      <text:p text:style-name="P11"><text:tab/><text:tab/><text:tab/>count=count-r</text:p>
      <text:p text:style-name="P11"/>
      <text:p text:style-name="P11">OUTPUT:</text:p>
      <text:p text:style-name="P11">press 'r' roll the dice:r</text:p>
      <text:p text:style-name="P11">u got 5</text:p>
      <text:p text:style-name="P11">new position is 5</text:p>
      <text:p text:style-name="P11">press 'r' roll the dice:r</text:p>
      <text:p text:style-name="P11">u got 2</text:p>
      <text:p text:style-name="P11">new position is 7</text:p>
      <text:p text:style-name="P11">press 'r' roll the dice:r</text:p>
      <text:p text:style-name="P11">u got 1</text:p>
      <text:p text:style-name="P11">new position is 8</text:p>
      <text:p text:style-name="P11">I got the ladder</text:p>
      <text:p text:style-name="P11">press 'r' roll the dice:r</text:p>
      <text:p text:style-name="P11">u got 1</text:p>
      <text:p text:style-name="P11">new position is 38</text:p>
      <text:p text:style-name="P11">sorry , u got snake</text:p>
      <text:p text:style-name="P11">press 'r' roll the dice:r</text:p>
      <text:p text:style-name="P11">u got 5</text:p>
      <text:p text:style-name="P11">new position is 14</text:p>
      <text:p text:style-name="P11">press 'r' roll the dice:r</text:p>
      <text:p text:style-name="P11">u got 1</text:p>
      <text:p text:style-name="P11">new position is 15</text:p>
      <text:p text:style-name="P11">press 'r' roll the dice:r</text:p>
      <text:p text:style-name="P11">u got 6</text:p>
      <text:p text:style-name="P11"><text:soft-page-break/>new position is 21</text:p>
      <text:p text:style-name="P11">press 'r' roll the dice:r</text:p>
      <text:p text:style-name="P11">u got 5</text:p>
      <text:p text:style-name="P11">new position is 26</text:p>
      <text:p text:style-name="P11">press 'r' roll the dice:r</text:p>
      <text:p text:style-name="P11">u got 4</text:p>
      <text:p text:style-name="P11">new position is 30</text:p>
      <text:p text:style-name="P11">press 'r' roll the dice:r</text:p>
      <text:p text:style-name="P11">u got 5</text:p>
      <text:p text:style-name="P11">new position is 35</text:p>
      <text:p text:style-name="P11">press 'r' roll the dice:r</text:p>
      <text:p text:style-name="P11">u got 3</text:p>
      <text:p text:style-name="P11">new position is 38</text:p>
      <text:p text:style-name="P11">sorry , u got snake</text:p>
      <text:p text:style-name="P11">press 'r' roll the dice:r</text:p>
      <text:p text:style-name="P11">u got 5</text:p>
      <text:p text:style-name="P11">new position is 14</text:p>
      <text:p text:style-name="P11">press 'r' roll the dice:r</text:p>
      <text:p text:style-name="P11">u got 2</text:p>
      <text:p text:style-name="P11">new position is 16</text:p>
      <text:p text:style-name="P11">press 'r' roll the dice:r</text:p>
      <text:p text:style-name="P11">u got 2</text:p>
      <text:p text:style-name="P11">new position is 18</text:p>
      <text:p text:style-name="P11">press 'r' roll the dice:r</text:p>
      <text:p text:style-name="P11">u got 2</text:p>
      <text:p text:style-name="P11">new position is 20</text:p>
      <text:p text:style-name="P11">press 'r' roll the dice:r</text:p>
      <text:p text:style-name="P11">u got 3</text:p>
      <text:p text:style-name="P11">new position is 23</text:p>
      <text:p text:style-name="P11">press 'r' roll the dice:r</text:p>
      <text:p text:style-name="P11">u got 6</text:p>
      <text:p text:style-name="P11">new position is 29</text:p>
      <text:p text:style-name="P11">press 'r' roll the dice:r</text:p>
      <text:p text:style-name="P11">u got 2</text:p>
      <text:p text:style-name="P11">new position is 31</text:p>
      <text:p text:style-name="P11">press 'r' roll the dice:r</text:p>
      <text:p text:style-name="P11">u got 4</text:p>
      <text:p text:style-name="P11">new position is 35</text:p>
      <text:p text:style-name="P11">press 'r' roll the dice:r</text:p>
      <text:p text:style-name="P11">u got 5</text:p>
      <text:p text:style-name="P11">new position is 40</text:p>
      <text:p text:style-name="P11">I got the ladder</text:p>
      <text:p text:style-name="P11">press 'r' roll the dice:r</text:p>
      <text:p text:style-name="P11">u got 5</text:p>
      <text:p text:style-name="P11">new position is 73</text:p>
      <text:p text:style-name="P11">press 'r' roll the dice:r</text:p>
      <text:p text:style-name="P11">u got 6</text:p>
      <text:p text:style-name="P11">new position is 79</text:p>
      <text:p text:style-name="P11"><text:soft-page-break/>press 'r' roll the dice:r</text:p>
      <text:p text:style-name="P11">u got 3</text:p>
      <text:p text:style-name="P11">new position is 82</text:p>
      <text:p text:style-name="P11">press 'r' roll the dice:r</text:p>
      <text:p text:style-name="P11">u got 2</text:p>
      <text:p text:style-name="P11">new position is 84</text:p>
      <text:p text:style-name="P11">press 'r' roll the dice:r</text:p>
      <text:p text:style-name="P11">u got 3</text:p>
      <text:p text:style-name="P11">new position is 87</text:p>
      <text:p text:style-name="P11">press 'r' roll the dice:r</text:p>
      <text:p text:style-name="P11">u got 2</text:p>
      <text:p text:style-name="P11">new position is 89</text:p>
      <text:p text:style-name="P11">sorry , u got snake</text:p>
      <text:p text:style-name="P11">press 'r' roll the dice:r</text:p>
      <text:p text:style-name="P11">u got 6</text:p>
      <text:p text:style-name="P11">new position is 76</text:p>
      <text:p text:style-name="P11">I got the ladder</text:p>
      <text:p text:style-name="P11">press 'r' roll the dice:r</text:p>
      <text:p text:style-name="P11">u got 5</text:p>
      <text:p text:style-name="P11">new position is 102</text:p>
      <text:p text:style-name="P11">stay in same count</text:p>
      <text:p text:style-name="P11">press 'r' roll the dice:r</text:p>
      <text:p text:style-name="P11">u got 3</text:p>
      <text:p text:style-name="P11">new position is 100</text:p>
      <text:p text:style-name="P11">CONGRATS U WON THE GAME.</text:p>
      <text:p text:style-name="P11"/>
      <text:p text:style-name="P12">15.PROGRAM 15</text:p>
      <text:p text:style-name="P13">#program for simple calculator</text:p>
      <text:p text:style-name="Standard">i=int(input("enter the value of i:"))</text:p>
      <text:p text:style-name="Standard">j=int(input("enter the value of j:"))</text:p>
      <text:p text:style-name="Standard">o=input("what do u want to perform? +,-,*,/:")</text:p>
      <text:p text:style-name="Standard">def add():</text:p>
      <text:p text:style-name="Standard"><text:tab/>return i+j</text:p>
      <text:p text:style-name="Standard">def sub():</text:p>
      <text:p text:style-name="Standard"><text:tab/>return i-j</text:p>
      <text:p text:style-name="Standard">def mult():</text:p>
      <text:p text:style-name="Standard"><text:tab/>return i*j</text:p>
      <text:p text:style-name="Standard">def division():</text:p>
      <text:p text:style-name="Standard"><text:tab/>return i/j</text:p>
      <text:p text:style-name="Standard">if(o=='+'):</text:p>
      <text:p text:style-name="Standard"><text:tab/>print("addidtion=",add())</text:p>
      <text:p text:style-name="Standard">elif(o=='-'):</text:p>
      <text:p text:style-name="Standard"><text:tab/>print("subtraction=",sub())</text:p>
      <text:p text:style-name="Standard">elif(o=='*'):</text:p>
      <text:p text:style-name="Standard"><text:tab/>print("multiplycation=",mult())</text:p>
      <text:p text:style-name="Standard">elif(o=="/"):</text:p>
      <text:p text:style-name="Standard"><text:tab/>print("devision=",division())</text:p>
      <text:p text:style-name="Standard"><text:span text:style-name="T8">OUTPUT</text:span>:python3 multyfuncition.py</text:p>
      <text:p text:style-name="Standard"><text:soft-page-break/><text:tab/> <text:s text:c="3"/>enter the value of i:3</text:p>
      <text:p text:style-name="Standard"><text:s text:c="16"/>enter the value of j:4</text:p>
      <text:p text:style-name="Standard"><text:tab/> <text:s text:c="3"/>what do u want to perform? +,-,*,/:+</text:p>
      <text:p text:style-name="Standard"><text:tab/> <text:s text:c="3"/>addidtion= 7</text:p>
      <text:p text:style-name="Standard"><text:s text:c="16"/>python3 multyfunction.py</text:p>
      <text:p text:style-name="Standard"><text:s text:c="16"/>enter the value of i:5</text:p>
      <text:p text:style-name="Standard"><text:s text:c="16"/>enter the value of j:4</text:p>
      <text:p text:style-name="Standard"><text:s text:c="16"/>what do u want to perform? +,-,*,/:-</text:p>
      <text:p text:style-name="Standard"><text:tab/> <text:s text:c="3"/>subtraction= 1</text:p>
      <text:p text:style-name="Standard"><text:s text:c="16"/>python3 multyfunction.py</text:p>
      <text:p text:style-name="Standard"><text:tab/> <text:s text:c="3"/>enter the value of i:4</text:p>
      <text:p text:style-name="Standard"><text:tab/> <text:s text:c="3"/>enter the value of j:6</text:p>
      <text:p text:style-name="Standard"><text:tab/> <text:s text:c="3"/>what do u want to perform? +,-,*,/:*</text:p>
      <text:p text:style-name="Standard"><text:tab/> <text:s text:c="3"/>multiplycation= 24</text:p>
      <text:p text:style-name="Standard"><text:tab/> <text:s text:c="3"/>python3 multyfunction.py</text:p>
      <text:p text:style-name="Standard"><text:tab/> <text:s text:c="3"/>enter the value of i:60 </text:p>
      <text:p text:style-name="Standard"><text:tab/> <text:s text:c="3"/>enter the value of j:5</text:p>
      <text:p text:style-name="Standard"><text:tab/> <text:s text:c="3"/>what do u want to perform? +,-,*,/:/</text:p>
      <text:p text:style-name="Standard"><text:tab/> <text:s text:c="3"/>devision= 12.0</text:p>
      <text:p text:style-name="Standard"/>
      <text:p text:style-name="P14">16. PROGRAM 16</text:p>
      <text:p text:style-name="P16">#playing with rock paper and scissor</text:p>
      <text:p text:style-name="P16">import random</text:p>
      <text:p text:style-name="P16">a={1:"R",2:"P",3:"S"}</text:p>
      <text:p text:style-name="P16">c=a[random.randint(1,3)]</text:p>
      <text:p text:style-name="P16">print("computer choice is",c)</text:p>
      <text:p text:style-name="P16">u=input("enter Rock Paper or Scissor: ")</text:p>
      <text:p text:style-name="P16">if(u==c):</text:p>
      <text:p text:style-name="P16"><text:tab/>print("TIE")</text:p>
      <text:p text:style-name="P16">if(u =="P" and c =="R" or u =="S" and c =="P" or u =="R" and c =="S"):</text:p>
      <text:p text:style-name="P16"><text:tab/>print("U WON")</text:p>
      <text:p text:style-name="P16">else:</text:p>
      <text:p text:style-name="P16"><text:tab/>print("U LOSE")</text:p>
      <text:p text:style-name="P16"/>
      <text:p text:style-name="P14">OUTPUT:</text:p>
      <text:p text:style-name="P16">computer choice is R</text:p>
      <text:p text:style-name="P16">enter Rock Paper or Scissor: P</text:p>
      <text:p text:style-name="P16">U WON</text:p>
      <text:p text:style-name="P14"/>
      <text:p text:style-name="P15">17. PROGRAM 17</text:p>
      <text:p text:style-name="P17">#rock paper scissor</text:p>
      <text:p text:style-name="P17">import random</text:p>
      <text:p text:style-name="P17">a=['r','p','s']</text:p>
      <text:p text:style-name="P17">s1=0</text:p>
      <text:p text:style-name="P17">s2=0</text:p>
      <text:p text:style-name="P17">while(True):#using while</text:p>
      <text:p text:style-name="P17"><text:tab/>u = input("Your choice r/p/s: ")</text:p>
      <text:p text:style-name="P17"><text:soft-page-break/><text:tab/>c = random.choice(a)</text:p>
      <text:p text:style-name="P17"><text:tab/>print("You chose",u,"Computer chose",c)</text:p>
      <text:p text:style-name="P17"><text:tab/>if(u=="r" or u=="p" or u=="s"): #using if condition</text:p>
      <text:p text:style-name="P17"><text:tab/><text:tab/>if(u==c):</text:p>
      <text:p text:style-name="P17"><text:tab/><text:tab/><text:tab/>print("Tie")</text:p>
      <text:p text:style-name="P17"><text:tab/><text:tab/>elif((u=="r" and c=="p") or (u=="p" and c=="s") or (u=="s" and c=="r")):</text:p>
      <text:p text:style-name="P17"><text:tab/><text:tab/><text:tab/>s1=s1+1</text:p>
      <text:p text:style-name="P17"><text:tab/><text:tab/><text:tab/>print("Computer Won",s1,"Times")</text:p>
      <text:p text:style-name="P17"><text:tab/><text:tab/>else:</text:p>
      <text:p text:style-name="P17"><text:tab/><text:tab/><text:tab/>s2=s2+1</text:p>
      <text:p text:style-name="P17"><text:tab/><text:tab/><text:tab/>print("U Won",s2,"Times")</text:p>
      <text:p text:style-name="P17"><text:tab/>else:</text:p>
      <text:p text:style-name="P17"><text:tab/><text:tab/>print("Give me a proper input")</text:p>
      <text:p text:style-name="P17"><text:tab/><text:tab/>exit()</text:p>
      <text:p text:style-name="P17"><text:tab/>if(s1==3 or s2==3):</text:p>
      <text:p text:style-name="P17"><text:tab/><text:tab/>if(s1==3):</text:p>
      <text:p text:style-name="P17"><text:tab/><text:tab/><text:tab/>print("SORRY, COMPUTER WON THE GAME AGAINST U")</text:p>
      <text:p text:style-name="P17"><text:tab/><text:tab/>else:</text:p>
      <text:p text:style-name="P17"><text:tab/><text:tab/><text:tab/>print("CONGRATULATIONS U WON THE GAME AGAINST THE COMPUTER")</text:p>
      <text:p text:style-name="P17"><text:tab/><text:tab/><text:tab/>exit()</text:p>
      <text:p text:style-name="P17"/>
      <text:p text:style-name="P15">OUTPUT:</text:p>
      <text:p text:style-name="P17">Your choice r/p/s: r</text:p>
      <text:p text:style-name="P17">You chose r Computer chose s</text:p>
      <text:p text:style-name="P17">U Won 1 Times</text:p>
      <text:p text:style-name="P17">Your choice r/p/s: p</text:p>
      <text:p text:style-name="P17">You chose p Computer chose r</text:p>
      <text:p text:style-name="P17">U Won 2 Times</text:p>
      <text:p text:style-name="P17">Your choice r/p/s: s</text:p>
      <text:p text:style-name="P17">You chose s Computer chose s</text:p>
      <text:p text:style-name="P17">Tie</text:p>
      <text:p text:style-name="P17">Your choice r/p/s: r</text:p>
      <text:p text:style-name="P17">You chose r Computer chose r</text:p>
      <text:p text:style-name="P17">Tie</text:p>
      <text:p text:style-name="P17">Your choice r/p/s: s</text:p>
      <text:p text:style-name="P17">You chose s Computer chose r</text:p>
      <text:p text:style-name="P17">Computer Won 1 Times</text:p>
      <text:p text:style-name="P17">Your choice r/p/s: s</text:p>
      <text:p text:style-name="P17">You chose s Computer chose p</text:p>
      <text:p text:style-name="P17">U Won 3 Times</text:p>
      <text:p text:style-name="P17">CONGRATULATIONS U WON THE GAME AGAINST THE COMPUTER</text:p>
      <text:p text:style-name="P17"/>
      <text:p text:style-name="P19"/>
      <text:p text:style-name="P19"/>
      <text:p text:style-name="P19"/>
      <text:p text:style-name="P19"/>
      <text:p text:style-name="P19"/>
      <text:p text:style-name="P21"><text:soft-page-break/></text:p>
      <text:p text:style-name="P22">18. PROGRAM 18</text:p>
      <text:p text:style-name="P19">#playing TIC TAC TOE GAME</text:p>
      <text:p text:style-name="P19">a=['1','2','3','4','5','6','7','8','9']</text:p>
      <text:p text:style-name="P19">def print_Board():</text:p>
      <text:p text:style-name="P19"><text:tab/>print(a[0],'|',a[1],'|',a[2])</text:p>
      <text:p text:style-name="P19"><text:tab/>print("------------")</text:p>
      <text:p text:style-name="P19"><text:tab/>print(a[3],'|',a[4],'|',a[5])</text:p>
      <text:p text:style-name="P19"><text:tab/>print("------------")</text:p>
      <text:p text:style-name="P19"><text:tab/>print(a[6],'|',a[7],'|',a[8])</text:p>
      <text:p text:style-name="P19">player1turn=True</text:p>
      <text:p text:style-name="P19">while True:</text:p>
      <text:p text:style-name="P19"><text:tab/>print_Board()</text:p>
      <text:p text:style-name="P19"><text:tab/>p=input("choose an available place : ")</text:p>
      <text:p text:style-name="P19"><text:tab/>if(p in a):</text:p>
      <text:p text:style-name="P19"><text:tab/><text:tab/>if(a[int(p)-1]=='X' or a[int(p)-1]=='O'):</text:p>
      <text:p text:style-name="P19"><text:tab/><text:tab/><text:tab/>print("Place taken,choose another place...")</text:p>
      <text:p text:style-name="P19"><text:tab/><text:tab/><text:tab/>continue</text:p>
      <text:p text:style-name="P19"><text:tab/><text:tab/>else:</text:p>
      <text:p text:style-name="P19"><text:tab/><text:tab/><text:tab/>if player1turn:</text:p>
      <text:p text:style-name="P19"><text:tab/><text:tab/><text:tab/><text:tab/>print("Player 1&gt;&gt;")</text:p>
      <text:p text:style-name="P19"><text:tab/><text:tab/><text:tab/><text:tab/>a[int(p)-1] = 'X'</text:p>
      <text:p text:style-name="P19"><text:tab/><text:tab/><text:tab/><text:tab/>player1turn = not player1turn</text:p>
      <text:p text:style-name="P19"><text:tab/><text:tab/><text:tab/>else:</text:p>
      <text:p text:style-name="P19"><text:tab/><text:tab/><text:tab/><text:tab/>print("Player 2&gt;&gt;")</text:p>
      <text:p text:style-name="P19"><text:tab/><text:tab/><text:tab/><text:tab/>a[int(p)-1] = 'O'</text:p>
      <text:p text:style-name="P19"><text:tab/><text:tab/><text:tab/><text:tab/>player1turn = not player1turn</text:p>
      <text:p text:style-name="P19"><text:tab/><text:tab/><text:tab/>for i in(0,3,6):</text:p>
      <text:p text:style-name="P19"><text:tab/><text:tab/><text:tab/><text:tab/>if(a[i]==a[i+1] and a[i+2]):</text:p>
      <text:p text:style-name="P19"><text:tab/><text:tab/><text:tab/><text:tab/><text:tab/>print("GAME OVER");</text:p>
      <text:p text:style-name="P19"><text:tab/><text:tab/><text:tab/><text:tab/><text:tab/>exit()</text:p>
      <text:p text:style-name="P19">#checking for columns</text:p>
      <text:p text:style-name="P19"><text:tab/><text:tab/><text:tab/>for i in range(3):</text:p>
      <text:p text:style-name="P19"><text:tab/><text:tab/><text:tab/><text:tab/><text:tab/>if(a[i]==a[i+3] and a[i]==[i+6]):</text:p>
      <text:p text:style-name="P19"><text:tab/><text:tab/><text:tab/><text:tab/><text:tab/><text:tab/>print("GAME OVER...");</text:p>
      <text:p text:style-name="P19"><text:tab/><text:tab/><text:tab/><text:tab/><text:tab/><text:tab/>if(a[i]=='X'):</text:p>
      <text:p text:style-name="P19"><text:tab/><text:tab/><text:tab/><text:tab/><text:tab/><text:tab/><text:tab/>print("CONGRATULATIONS TO PLAYER1")</text:p>
      <text:p text:style-name="P19"><text:tab/><text:tab/><text:tab/><text:tab/><text:tab/><text:tab/>else:</text:p>
      <text:p text:style-name="P19"><text:tab/><text:tab/><text:tab/><text:tab/><text:tab/><text:tab/><text:tab/>print("CONGRATULATIONS TO PLAYER2")</text:p>
      <text:p text:style-name="P19"><text:tab/><text:tab/><text:tab/><text:tab/><text:tab/><text:tab/><text:tab/>print_Board()</text:p>
      <text:p text:style-name="P19"><text:tab/><text:tab/><text:tab/><text:tab/><text:tab/><text:tab/><text:tab/>exit()</text:p>
      <text:p text:style-name="P19">#checking for diagnol (from left to right)</text:p>
      <text:p text:style-name="P19"><text:tab/><text:tab/><text:tab/><text:tab/><text:tab/>if(a[0]==a[4] and a[0]==a[8]):</text:p>
      <text:p text:style-name="P19"><text:tab/><text:tab/><text:tab/><text:tab/><text:tab/><text:tab/>print("GAME OVER")</text:p>
      <text:p text:style-name="P19"><text:tab/><text:tab/><text:tab/><text:tab/><text:tab/><text:tab/>if(a[4]=='X'):</text:p>
      <text:p text:style-name="P19"><text:tab/><text:tab/><text:tab/><text:tab/><text:tab/><text:tab/><text:tab/>print("CONGRATULATIONS TO PLAYER1")</text:p>
      <text:p text:style-name="P19"><text:tab/><text:tab/><text:tab/><text:tab/><text:tab/><text:tab/>else:</text:p>
      <text:p text:style-name="P19"><text:tab/><text:tab/><text:tab/><text:tab/><text:tab/><text:tab/><text:tab/>print("CONGRATULATIONS TO PLAYER2")</text:p>
      <text:p text:style-name="P19"><text:soft-page-break/><text:tab/><text:tab/><text:tab/><text:tab/><text:tab/><text:tab/><text:tab/>print_Board()</text:p>
      <text:p text:style-name="P19"><text:tab/><text:tab/><text:tab/><text:tab/><text:tab/><text:tab/><text:tab/>exit()</text:p>
      <text:p text:style-name="P19">#checking for diagnol (from right to left)</text:p>
      <text:p text:style-name="P19"><text:tab/><text:tab/><text:tab/><text:tab/><text:tab/>if(a[2]==a[4] and a[2]==a[6]):</text:p>
      <text:p text:style-name="P19"><text:tab/><text:tab/><text:tab/><text:tab/><text:tab/><text:tab/>print("GAME OVER")</text:p>
      <text:p text:style-name="P19"><text:tab/><text:tab/><text:tab/><text:tab/><text:tab/><text:tab/>if(a[4]=='X'):</text:p>
      <text:p text:style-name="P19"><text:tab/><text:tab/><text:tab/><text:tab/><text:tab/><text:tab/><text:tab/>print("CONGRATULATIONS TO PLAYER1")</text:p>
      <text:p text:style-name="P19"><text:tab/><text:tab/><text:tab/><text:tab/><text:tab/><text:tab/>else:</text:p>
      <text:p text:style-name="P19"><text:tab/><text:tab/><text:tab/><text:tab/><text:tab/><text:tab/><text:tab/>print("CONGRATULATIONS TO PLAYER2")</text:p>
      <text:p text:style-name="P19"><text:tab/><text:tab/><text:tab/><text:tab/><text:tab/><text:tab/>print_Board()</text:p>
      <text:p text:style-name="P19"><text:tab/><text:tab/><text:tab/><text:tab/><text:tab/><text:tab/>exit()</text:p>
      <text:p text:style-name="P19"><text:tab/><text:tab/><text:tab/><text:tab/><text:tab/>else:<text:tab/></text:p>
      <text:p text:style-name="P19"><text:tab/><text:tab/><text:tab/><text:tab/><text:tab/><text:tab/>continue</text:p>
      <text:p text:style-name="P20"/>
      <text:p text:style-name="P20"/>
      <text:p text:style-name="P20"/>
      <text:p text:style-name="P23">OUTPUT:</text:p>
      <text:p text:style-name="P19">1 | 2 | 3<text:tab/><text:tab/></text:p>
      <text:p text:style-name="P19">------------</text:p>
      <text:p text:style-name="P19">4 | 5 | 6</text:p>
      <text:p text:style-name="P19">------------</text:p>
      <text:p text:style-name="P19">7 | 8 | 9</text:p>
      <text:p text:style-name="P19">choose an available place : 1</text:p>
      <text:p text:style-name="P19">Player 1&gt;&gt;</text:p>
      <text:p text:style-name="P19">X | 2 | 3</text:p>
      <text:p text:style-name="P19">------------</text:p>
      <text:p text:style-name="P19">4 | 5 | 6</text:p>
      <text:p text:style-name="P19">------------</text:p>
      <text:p text:style-name="P19">7 | 8 | 9</text:p>
      <text:p text:style-name="P19">choose an available place : 2</text:p>
      <text:p text:style-name="P19">Player 2&gt;&gt;</text:p>
      <text:p text:style-name="P19">X | O | 3</text:p>
      <text:p text:style-name="P19">------------</text:p>
      <text:p text:style-name="P19">4 | 5 | 6</text:p>
      <text:p text:style-name="P19">------------</text:p>
      <text:p text:style-name="P19">7 | 8 | 9</text:p>
      <text:p text:style-name="P19">choose an available place : 3</text:p>
      <text:p text:style-name="P19">Player 1&gt;&gt;</text:p>
      <text:p text:style-name="P19">X | O | X</text:p>
      <text:p text:style-name="P19">------------</text:p>
      <text:p text:style-name="P19">4 | 5 | 6</text:p>
      <text:p text:style-name="P19">------------</text:p>
      <text:p text:style-name="P19">7 | 8 | 9</text:p>
      <text:p text:style-name="P19">choose an available place : 4</text:p>
      <text:p text:style-name="P19">Player 2&gt;&gt;</text:p>
      <text:p text:style-name="P19">X | O | X</text:p>
      <text:p text:style-name="P19">------------</text:p>
      <text:p text:style-name="P19">O | 5 | 6</text:p>
      <text:p text:style-name="P19"><text:soft-page-break/>------------</text:p>
      <text:p text:style-name="P19">7 | 8 | 9</text:p>
      <text:p text:style-name="P19">choose an available place : 5</text:p>
      <text:p text:style-name="P19">Player 1&gt;&gt;</text:p>
      <text:p text:style-name="P19">X | O | X</text:p>
      <text:p text:style-name="P19">------------</text:p>
      <text:p text:style-name="P19">O | X | 6</text:p>
      <text:p text:style-name="P19">------------</text:p>
      <text:p text:style-name="P19">7 | 8 | 9</text:p>
      <text:p text:style-name="P19">choose an available place : 6</text:p>
      <text:p text:style-name="P19">Player 2&gt;&gt;</text:p>
      <text:p text:style-name="P19">X | O | X</text:p>
      <text:p text:style-name="P19">------------</text:p>
      <text:p text:style-name="P19">O | X | O</text:p>
      <text:p text:style-name="P19">------------</text:p>
      <text:p text:style-name="P19">7 | 8 | 9</text:p>
      <text:p text:style-name="P19">choose an available place : 7</text:p>
      <text:p text:style-name="P19">Player 1&gt;&gt;</text:p>
      <text:p text:style-name="P19">GAME OVER</text:p>
      <text:p text:style-name="P19">CONGRATULATIONS TO PLAYER1</text:p>
      <text:p text:style-name="P19">X | O | X</text:p>
      <text:p text:style-name="P19">------------</text:p>
      <text:p text:style-name="P19">O | X | O</text:p>
      <text:p text:style-name="P19">------------</text:p>
      <text:p text:style-name="P19">X | 8 | 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51184" officeooo:paragraph-rsid="00151184"/>
    </style:style>
    <style:style style:name="MT1" style:family="text">
      <style:text-properties fo:font-size="13pt" officeooo:rsid="00144e88" style:font-size-asian="13pt" style:font-size-complex="13pt"/>
    </style:style>
    <style:style style:name="MT2" style:family="text">
      <style:text-properties fo:font-size="13pt" officeooo:rsid="00151184" style:font-size-asian="13pt" style:font-size-complex="13pt"/>
    </style:style>
    <style:style style:name="MT3" style:family="text">
      <style:text-properties fo:font-size="13pt" style:font-size-asian="13pt" style:font-size-complex="13pt"/>
    </style:style>
    <style:style style:name="MT4" style:family="text">
      <style:text-properties officeooo:rsid="00151184"/>
    </style:style>
    <style:style style:name="MT5" style:family="text">
      <style:text-properties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<text:s/>PROGRAMMING WITH PYTHON </text:span><text:span text:style-name="MT2">(4BCS105)</text:span><text:span text:style-name="MT3"> </text:span><text:s text:c="62"/><text:span text:style-name="MT4">NEKA</text:span> <text:s text:c="17"/><text:span text:style-name="MT5"><text:s text:c="3"/></text:span><text:s text:c="62"/></text:p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1:29:18.958791817</meta:creation-date>
    <dc:date>2018-10-11T11:44:57.355458306</dc:date>
    <meta:editing-duration>PT41M36S</meta:editing-duration>
    <meta:editing-cycles>8</meta:editing-cycles>
    <meta:generator>LibreOffice/6.0.6.2$Linux_X86_64 LibreOffice_project/00m0$Build-2</meta:generator>
    <meta:document-statistic meta:table-count="0" meta:image-count="0" meta:object-count="0" meta:page-count="17" meta:paragraph-count="728" meta:word-count="2097" meta:character-count="12679" meta:non-whitespace-character-count="10548"/>
  </office:meta>
</office:document-meta>
</file>